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style:font-name="Arial" fo:font-size="18pt" officeooo:rsid="0009b436" officeooo:paragraph-rsid="0009b43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3465a4" style:font-name="Arial" fo:font-size="20pt" officeooo:rsid="000a4802" officeooo:paragraph-rsid="000a4802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c9211e" style:font-name="Arial" fo:font-size="26pt" officeooo:rsid="000a4802" officeooo:paragraph-rsid="000a4802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color="#c9211e" style:font-name="Arial" fo:font-size="26pt" style:text-underline-style="solid" style:text-underline-width="auto" style:text-underline-color="font-color" officeooo:rsid="000a4802" officeooo:paragraph-rsid="000a4802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fo:color="#c9211e" officeooo:rsid="000a4802" officeooo:paragraph-rsid="000a4802"/>
    </style:style>
    <style:style style:name="P6" style:family="paragraph" style:parent-style-name="Standard">
      <style:paragraph-properties fo:text-align="start" style:justify-single-word="false"/>
      <style:text-properties officeooo:rsid="000a4802" officeooo:paragraph-rsid="000a4802"/>
    </style:style>
    <style:style style:name="P7" style:family="paragraph" style:parent-style-name="Standard">
      <style:paragraph-properties fo:text-align="start" style:justify-single-word="false"/>
      <style:text-properties fo:color="#3465a4" style:font-name="Arial" fo:font-size="20pt" style:text-underline-style="none" officeooo:rsid="000a4802" officeooo:paragraph-rsid="000a4802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3465a4" style:font-name="Arial" fo:font-size="20pt" officeooo:rsid="000a4802" officeooo:paragraph-rsid="000a4802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officeooo:rsid="000a4802" officeooo:paragraph-rsid="000a4802"/>
    </style:style>
    <style:style style:name="P10" style:family="paragraph" style:parent-style-name="Standard">
      <style:paragraph-properties fo:text-align="start" style:justify-single-word="false"/>
      <style:text-properties officeooo:rsid="000a4802" officeooo:paragraph-rsid="000c3884"/>
    </style:style>
    <style:style style:name="P11" style:family="paragraph" style:parent-style-name="Standard">
      <style:paragraph-properties fo:text-align="start" style:justify-single-word="false"/>
      <style:text-properties officeooo:rsid="000a4802" officeooo:paragraph-rsid="000d9c74"/>
    </style:style>
    <style:style style:name="P12" style:family="paragraph" style:parent-style-name="Standard">
      <style:paragraph-properties fo:text-align="start" style:justify-single-word="false"/>
      <style:text-properties fo:color="#c9211e" officeooo:rsid="000e89e7" officeooo:paragraph-rsid="000e89e7"/>
    </style:style>
    <style:style style:name="P13" style:family="paragraph">
      <style:paragraph-properties fo:text-align="center"/>
    </style:style>
    <style:style style:name="T1" style:family="text">
      <style:text-properties loext:padding="0.049cm" loext:border="0.26pt solid #c9211e"/>
    </style:style>
    <style:style style:name="T2" style:family="text">
      <style:text-properties loext:padding="0.049cm" loext:border="0.26pt solid #ff0000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Arial" fo:font-size="20pt" style:font-size-asian="17.5pt" style:font-size-complex="20pt"/>
    </style:style>
    <style:style style:name="T5" style:family="text">
      <style:text-properties fo:color="#c9211e"/>
    </style:style>
    <style:style style:name="T6" style:family="text">
      <style:text-properties fo:color="#c9211e" style:text-position="super 58%"/>
    </style:style>
    <style:style style:name="T7" style:family="text">
      <style:text-properties fo:color="#c9211e" style:font-name="Arial" fo:font-size="20pt" style:font-size-asian="17.5pt" style:font-size-complex="20pt"/>
    </style:style>
    <style:style style:name="T8" style:family="text">
      <style:text-properties fo:color="#c9211e" style:font-name="Arial" fo:font-size="20pt" officeooo:rsid="000bb492" style:font-size-asian="17.5pt" style:font-size-complex="20pt"/>
    </style:style>
    <style:style style:name="T9" style:family="text">
      <style:text-properties fo:color="#c9211e" style:font-name="Arial" fo:font-size="20pt" officeooo:rsid="000c3884" style:font-size-asian="17.5pt" style:font-size-complex="20pt"/>
    </style:style>
    <style:style style:name="T10" style:family="text">
      <style:text-properties fo:color="#c9211e" style:font-name="Arial" fo:font-size="20pt" officeooo:rsid="000d9c74" style:font-size-asian="17.5pt" style:font-size-complex="20pt"/>
    </style:style>
    <style:style style:name="T11" style:family="text">
      <style:text-properties fo:color="#3465a4" style:font-name="Arial" fo:font-size="20pt" style:font-size-asian="17.5pt" style:font-size-complex="20pt"/>
    </style:style>
    <style:style style:name="T12" style:family="text">
      <style:text-properties fo:color="#3465a4" style:font-name="Arial" fo:font-size="20pt" officeooo:rsid="000bb492" style:font-size-asian="17.5pt" style:font-size-complex="20pt"/>
    </style:style>
    <style:style style:name="T13" style:family="text">
      <style:text-properties fo:color="#3465a4" style:font-name="Arial" fo:font-size="20pt" officeooo:rsid="000c3884" style:font-size-asian="17.5pt" style:font-size-complex="20pt"/>
    </style:style>
    <style:style style:name="T14" style:family="text">
      <style:text-properties fo:color="#3465a4" style:font-name="Arial" fo:font-size="20pt" officeooo:rsid="000c3884" style:font-size-asian="17.5pt" style:font-size-complex="20pt" loext:padding="0.049cm" loext:border="0.26pt solid #c9211e"/>
    </style:style>
    <style:style style:name="T15" style:family="text">
      <style:text-properties fo:color="#3465a4" style:font-name="Arial" fo:font-size="20pt" officeooo:rsid="000d9c74" style:font-size-asian="17.5pt" style:font-size-complex="20pt"/>
    </style:style>
    <style:style style:name="T16" style:family="text">
      <style:text-properties fo:color="#3465a4" style:font-name="Arial" fo:font-size="20pt" style:text-underline-style="solid" style:text-underline-width="auto" style:text-underline-color="font-color" style:font-size-asian="17.5pt" style:font-size-complex="20pt"/>
    </style:style>
    <style:style style:name="T17" style:family="text">
      <style:text-properties fo:color="#3465a4" style:font-name="Arial" fo:font-size="20pt" style:text-underline-style="solid" style:text-underline-width="auto" style:text-underline-color="font-color" officeooo:rsid="000c3884" style:font-size-asian="17.5pt" style:font-size-complex="20pt"/>
    </style:style>
    <style:style style:name="T18" style:family="text">
      <style:text-properties fo:color="#3465a4" style:font-name="Arial" fo:font-size="20pt" style:text-underline-style="solid" style:text-underline-width="auto" style:text-underline-color="font-color" officeooo:rsid="000d9c74" style:font-size-asian="17.5pt" style:font-size-complex="20pt"/>
    </style:style>
    <style:style style:name="T19" style:family="text">
      <style:text-properties fo:color="#3465a4" style:font-name="Arial" fo:font-size="20pt" style:text-underline-style="none" style:font-size-asian="17.5pt" style:font-size-complex="20pt"/>
    </style:style>
    <style:style style:name="T20" style:family="text">
      <style:text-properties fo:color="#3465a4" style:font-name="Arial" fo:font-size="20pt" style:text-underline-style="none" officeooo:rsid="000c3884" style:font-size-asian="17.5pt" style:font-size-complex="20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d9c74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0c3884"/>
    </style:style>
    <style:style style:name="T25" style:family="text">
      <style:text-properties style:font-name="Arial" fo:font-size="20pt" style:font-size-asian="17.5pt" style:font-size-complex="20pt"/>
    </style:style>
    <style:style style:name="T26" style:family="text">
      <style:text-properties style:font-name="Arial" fo:font-size="20pt" officeooo:rsid="000c3884" style:font-size-asian="17.5pt" style:font-size-complex="20pt"/>
    </style:style>
    <style:style style:name="T27" style:family="text">
      <style:text-properties style:font-name="Arial" fo:font-size="20pt" officeooo:rsid="000fd540" style:font-size-asian="17.5pt" style:font-size-complex="20pt"/>
    </style:style>
    <style:style style:name="T28" style:family="text">
      <style:text-properties style:font-name="Arial" fo:font-size="20pt" style:text-underline-style="solid" style:text-underline-width="auto" style:text-underline-color="font-color" style:font-size-asian="17.5pt" style:font-size-complex="20pt"/>
    </style:style>
    <style:style style:name="gr1" style:family="graphic">
      <style:graphic-properties draw:textarea-vertical-align="middle" draw:auto-grow-height="false" fo:min-height="1.207cm" fo:min-width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 Conditionnel</text:p>
      <text:p text:style-name="P1"/>
      <text:p text:style-name="P1">Si j’<text:span text:style-name="T1">avais été</text:span> prudent, j’<text:span text:style-name="T2">aurais pris</text:span> mon parapluie</text:p>
      <text:p text:style-name="P1"><text:s text:c="6"/>INDICATIF <text:s text:c="10"/>CONDITIONNEL</text:p>
      <text:p text:style-name="P1"><text:s text:c="4"/>Plus-que-parfait <text:s text:c="5"/>Passé 1<text:span text:style-name="T3">ère</text:span> forme</text:p>
      <text:p text:style-name="P1"><text:s text:c="36"/></text:p>
      <text:p text:style-name="P1"><draw:custom-shape text:anchor-type="paragraph" draw:z-index="0" draw:name="Forme1" draw:style-name="gr1" draw:text-style-name="P13" svg:width="0.761cm" svg:height="1.207cm" svg:x="0.443cm" svg:y="0.282cm"><text:p/><draw:enhanced-geometry svg:viewBox="0 0 841 854" draw:mirror-horizontal="false" draw:mirror-vertical="false" draw:type="non-primitive" draw:enhanced-path="M 517 247 L 517 415 264 415 264 0 0 0 0 680 517 680 517 854 841 547 517 247 Z N"/></draw:custom-shape><text:tab/>1/ Si j’aurais été prudent, j’eusse pris mon parapluie</text:p>
      <text:p text:style-name="P1"><text:tab/>2/ <text:span text:style-name="T1">Eussé-je été</text:span> prudent,<text:span text:style-name="T1"> j’eusse pris</text:span> mon parapluie </text:p>
      <text:p text:style-name="P1"><text:s text:c="7"/><text:span text:style-name="T5"><text:s/>CONDITIONNEL passé 2</text:span><text:span text:style-name="T6">ème</text:span><text:span text:style-name="T5"> forme</text:span></text:p>
      <text:p text:style-name="P1"><text:span text:style-name="T5"><text:tab/></text:span><text:span text:style-name="T1">Eût -il été</text:span> prudent, <text:span text:style-name="T1">il eût pris</text:span> son parapluie</text:p>
      <text:p text:style-name="P1"/>
      <text:p text:style-name="P1"/>
      <text:p text:style-name="P4">Le Subjonctif</text:p>
      <text:p text:style-name="P3"/>
      <text:p text:style-name="P2"><text:span text:style-name="T23">→</text:span><text:span text:style-name="T24"> </text:span><text:span text:style-name="T22">Indicatif Présent + </text:span><text:span text:style-name="T21">Subjonctif </text:span><text:span text:style-name="T22">P</text:span><text:span text:style-name="T21">résent</text:span><text:span text:style-name="T23"> :</text:span></text:p>
      <text:p text:style-name="P7"/>
      <text:p text:style-name="P2"><text:tab/>Il <text:span text:style-name="T5">faut </text:span>que je <text:span text:style-name="T5">fasse</text:span> mon travail.</text:p>
      <text:p text:style-name="P2"><text:tab/>Il <text:span text:style-name="T5">faut</text:span> que tu <text:span text:style-name="T5">fasses</text:span> ton travail.</text:p>
      <text:p text:style-name="P2"><text:tab/>Il <text:span text:style-name="T5">faut</text:span> qu’il <text:span text:style-name="T5">fasse</text:span> son travail.</text:p>
      <text:p text:style-name="P2"><text:tab/>Il <text:span text:style-name="T5">faut</text:span> que nous<text:span text:style-name="T5"> fassions</text:span> notre travail.</text:p>
      <text:p text:style-name="P2"><text:tab/>Il <text:span text:style-name="T5">faut</text:span> que vous <text:span text:style-name="T5">fassiez</text:span> votre travail.</text:p>
      <text:p text:style-name="P2"><text:tab/>Il <text:span text:style-name="T5">faut</text:span> qu’ils <text:span text:style-name="T5">fassent</text:span> leur travail.</text:p>
      <text:p text:style-name="P2"/>
      <text:p text:style-name="P5"><text:span text:style-name="T19">→</text:span><text:span text:style-name="T20"> </text:span><text:span text:style-name="T18">Indicatif Imparfait + </text:span><text:span text:style-name="T16">Subjonctif </text:span><text:span text:style-name="T18">I</text:span><text:span text:style-name="T16">mparfait</text:span><text:span text:style-name="T11"> :</text:span></text:p>
      <text:p text:style-name="P2"/>
      <text:p text:style-name="P6"><text:span text:style-name="T11"><text:tab/>Il </text:span><text:span text:style-name="T7">FALLAIT </text:span><text:span text:style-name="T11">que je</text:span><text:span text:style-name="T7"> FISSE </text:span><text:span text:style-name="T11">mon travail.</text:span></text:p>
      <text:p text:style-name="P6"><text:span text:style-name="T11"><text:tab/>Il </text:span><text:span text:style-name="T7">FALLAIT </text:span><text:span text:style-name="T11">que tu</text:span><text:span text:style-name="T7"> FISSES </text:span><text:span text:style-name="T11">ton travail.</text:span></text:p>
      <text:p text:style-name="P6"><text:span text:style-name="T11"><text:tab/></text:span><text:span text:style-name="T12">Il </text:span><text:span text:style-name="T8">FALLAIT</text:span><text:span text:style-name="T12"> qu’il </text:span><text:span text:style-name="T8">FÎT</text:span><text:span text:style-name="T12"> son travail.</text:span></text:p>
      <text:p text:style-name="P6"><text:span text:style-name="T12"><text:tab/>Il </text:span><text:span text:style-name="T8">FALLAIT</text:span><text:span text:style-name="T12"> que nous </text:span><text:span text:style-name="T8">FISSIONS</text:span><text:span text:style-name="T12"> notre travail.</text:span></text:p>
      <text:p text:style-name="P6"><text:span text:style-name="T12"><text:tab/>Il</text:span><text:span text:style-name="T8"> FALLAIT</text:span><text:span text:style-name="T12"> que vous </text:span><text:span text:style-name="T8">FISSIEZ </text:span><text:span text:style-name="T12">votre travail.</text:span></text:p>
      <text:p text:style-name="P6"><text:span text:style-name="T12"><text:tab/>Il </text:span><text:span text:style-name="T8">FALLAIT</text:span><text:span text:style-name="T12"> qu’ils </text:span><text:span text:style-name="T8">FISSENT</text:span><text:span text:style-name="T12"> leur travail.</text:span></text:p>
      <text:p text:style-name="P6"><text:soft-page-break/><text:span text:style-name="T12">→</text:span><text:span text:style-name="T13"> </text:span><text:span text:style-name="T18">Indicatif Présent + S</text:span><text:span text:style-name="T17">ubjonctif passé</text:span><text:span text:style-name="T13"> :</text:span></text:p>
      <text:p text:style-name="P6"><text:span text:style-name="T13"/></text:p>
      <text:p text:style-name="P10"><text:span text:style-name="T13"><text:tab/>Il </text:span><text:span text:style-name="T9">faut</text:span><text:span text:style-name="T13"> que ce soir j</text:span><text:span text:style-name="T9">’AIE fait</text:span><text:span text:style-name="T13"> mon travail. </text:span></text:p>
      <text:p text:style-name="P10"><text:span text:style-name="T13"><text:tab/>Il </text:span><text:span text:style-name="T9">faut</text:span><text:span text:style-name="T13"> que ce soir tu </text:span><text:span text:style-name="T9">AIES fait</text:span><text:span text:style-name="T13"> mon travail.</text:span></text:p>
      <text:p text:style-name="P10"><text:span text:style-name="T13"><text:tab/>Il </text:span><text:span text:style-name="T9">faut</text:span><text:span text:style-name="T13"> que ce soir il </text:span><text:span text:style-name="T9">AIT fait</text:span><text:span text:style-name="T13"> mon travail.</text:span></text:p>
      <text:p text:style-name="P10"><text:span text:style-name="T13"><text:tab/>Il </text:span><text:span text:style-name="T9">faut</text:span><text:span text:style-name="T13"> que ce soir nous </text:span><text:span text:style-name="T9">AYONS fait</text:span><text:span text:style-name="T13"> mon travail. </text:span></text:p>
      <text:p text:style-name="P10"><text:span text:style-name="T13"><text:tab/>Il </text:span><text:span text:style-name="T9">faut </text:span><text:span text:style-name="T13">que ce soir vous </text:span><text:span text:style-name="T9">AYEZ fait</text:span><text:span text:style-name="T13"> mon travail. </text:span></text:p>
      <text:p text:style-name="P10"><text:span text:style-name="T13"><text:tab/>Il </text:span><text:span text:style-name="T9">faut</text:span><text:span text:style-name="T13"> que ce soir ils </text:span><text:span text:style-name="T9">AIENT</text:span><text:span text:style-name="T13"> </text:span><text:span text:style-name="T9">fait</text:span><text:span text:style-name="T13"> mon travail.</text:span></text:p>
      <text:p text:style-name="P10"><text:span text:style-name="T13"/></text:p>
      <text:p text:style-name="P10"><text:span text:style-name="T13">→ </text:span><text:span text:style-name="T18">Indicatif Imparfait + </text:span><text:span text:style-name="T17">Subjonctif </text:span><text:span text:style-name="T18">P</text:span><text:span text:style-name="T17">lus-que-parfait</text:span><text:span text:style-name="T13"> :</text:span></text:p>
      <text:p text:style-name="P10"><text:span text:style-name="T13"/></text:p>
      <text:p text:style-name="P10"><text:span text:style-name="T13"><text:tab/>Il </text:span><text:span text:style-name="T9">FALLAIT</text:span><text:span text:style-name="T13"> </text:span><text:span text:style-name="T14">que</text:span><text:span text:style-name="T13"> </text:span><text:span text:style-name="T15">j’</text:span><text:span text:style-name="T10">EUSSE</text:span><text:span text:style-name="T13"> fait mon travail.</text:span></text:p>
      <text:p text:style-name="P11"><text:span text:style-name="T13"><text:tab/>Il </text:span><text:span text:style-name="T9">FALLAIT</text:span><text:span text:style-name="T13"> </text:span><text:span text:style-name="T14">que</text:span><text:span text:style-name="T13"> </text:span><text:span text:style-name="T15">tu </text:span><text:span text:style-name="T10">EUSSES</text:span><text:span text:style-name="T9"> </text:span><text:span text:style-name="T13"><text:s/>fait </text:span><text:span text:style-name="T15">t</text:span><text:span text:style-name="T13">on travail.<text:tab/></text:span></text:p>
      <text:p text:style-name="P11"><text:span text:style-name="T13"><text:tab/>Il </text:span><text:span text:style-name="T9">FALLAIT</text:span><text:span text:style-name="T13"> </text:span><text:span text:style-name="T14">qu</text:span><text:span text:style-name="T13">’</text:span><text:span text:style-name="T15">il </text:span><text:span text:style-name="T10">EÛT</text:span><text:span text:style-name="T13"> fait </text:span><text:span text:style-name="T15">s</text:span><text:span text:style-name="T13">on travail.</text:span></text:p>
      <text:p text:style-name="P11"><text:span text:style-name="T13"><text:tab/>Il</text:span><text:span text:style-name="T9"> FALLAIT</text:span><text:span text:style-name="T13"> </text:span><text:span text:style-name="T14">que</text:span><text:span text:style-name="T13"> </text:span><text:span text:style-name="T15">nous </text:span><text:span text:style-name="T10">EUSSIONS</text:span><text:span text:style-name="T13"> fait </text:span><text:span text:style-name="T15">notre</text:span><text:span text:style-name="T13"> travail.</text:span></text:p>
      <text:p text:style-name="P11"><text:span text:style-name="T13"><text:tab/>Il </text:span><text:span text:style-name="T9">FALLAIT</text:span><text:span text:style-name="T13"> </text:span><text:span text:style-name="T14">que</text:span><text:span text:style-name="T13"> </text:span><text:span text:style-name="T15">vous </text:span><text:span text:style-name="T10">EUSSIEZ </text:span><text:span text:style-name="T13">fait </text:span><text:span text:style-name="T15">votre</text:span><text:span text:style-name="T13"> travail.<text:tab/></text:span></text:p>
      <text:p text:style-name="P11"><text:span text:style-name="T13"><text:tab/>Il </text:span><text:span text:style-name="T9">FALLAIT</text:span><text:span text:style-name="T13"> </text:span><text:span text:style-name="T14">qu</text:span><text:span text:style-name="T13">’</text:span><text:span text:style-name="T15">ils </text:span><text:span text:style-name="T10">EUSSENT</text:span><text:span text:style-name="T13"> fait </text:span><text:span text:style-name="T15">leur</text:span><text:span text:style-name="T13"> travail.</text:span></text:p>
      <text:p text:style-name="P11"><text:span text:style-name="T13"><text:tab/></text:span></text:p>
      <text:p text:style-name="P12"><text:span text:style-name="T26">P</text:span><text:span text:style-name="T25">our distinguer le Subjonctif plus-que parfait du conditionnel passé 2</text:span><text:span text:style-name="T4">ème</text:span><text:span text:style-name="T25"> forme, il faut regarder s’il y a un </text:span><text:span text:style-name="T28">QUE</text:span><text:span text:style-name="T25"> devant l</text:span><text:span text:style-name="T27">e verbe.</text:span></text:p>
      <text:p text:style-name="P12"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9T09:26:57.631000000</meta:creation-date>
    <dc:date>2020-11-19T11:52:12.604000000</dc:date>
    <meta:editing-duration>PT37M6S</meta:editing-duration>
    <meta:editing-cycles>5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40" meta:word-count="282" meta:character-count="1706" meta:non-whitespace-character-count="1358"/>
  </office:meta>
</office:document-meta>
</file>